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Heading_20_2">
      <style:paragraph-properties fo:text-align="start" style:justify-single-word="false" fo:break-before="page"/>
      <style:text-properties fo:font-variant="normal" fo:text-transform="none" fo:color="#000000" loext:opacity="100%" style:font-name="Arial1" fo:font-size="12pt" fo:letter-spacing="normal" fo:font-style="normal" fo:font-weight="bold" officeooo:rsid="000486cb" officeooo:paragraph-rsid="000486cb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Arial1" fo:font-size="12pt" fo:letter-spacing="normal" fo:font-style="normal" fo:font-weight="bold" officeooo:rsid="000486cb" officeooo:paragraph-rsid="000486cb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start" style:justify-single-word="false"/>
      <style:text-properties fo:color="#222222" loext:opacity="100%" style:font-name="Arial1" fo:font-size="12pt" fo:font-weight="bold" officeooo:rsid="000486cb" officeooo:paragraph-rsid="000486c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1" fo:font-weight="bold" officeooo:rsid="000486cb" officeooo:paragraph-rsid="000486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0486cb" officeooo:paragraph-rsid="000486c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0486cb" officeooo:paragraph-rsid="000486c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1" fo:font-style="normal" style:text-underline-style="none" fo:font-weight="bold" officeooo:rsid="000486cb" officeooo:paragraph-rsid="000486c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loext:opacity="100%" style:font-name="Arial1" fo:font-style="normal" style:text-underline-style="none" fo:font-weight="bold" officeooo:rsid="00055013" officeooo:paragraph-rsid="0005501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1" fo:font-style="normal" style:text-underline-style="none" fo:font-weight="bold" officeooo:rsid="00055013" officeooo:paragraph-rsid="0005501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0486cb" officeooo:paragraph-rsid="000486c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loext:opacity="100%" style:font-name="Arial1" fo:font-size="12pt" fo:font-weight="bold" officeooo:rsid="000486cb" officeooo:paragraph-rsid="000486c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bold" officeooo:rsid="000486cb" officeooo:paragraph-rsid="000486c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bold" officeooo:rsid="00066478" officeooo:paragraph-rsid="0006647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bold" officeooo:rsid="000486cb" officeooo:paragraph-rsid="000486c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2pt" fo:font-style="normal" style:text-underline-style="none" fo:font-weight="bold" officeooo:rsid="00066478" officeooo:paragraph-rsid="00066478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222222" loext:opacity="100%" style:font-name="Arial1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20" style:family="paragraph" style:parent-style-name="Text_20_body">
      <style:paragraph-properties fo:margin-left="0cm" fo:margin-right="0cm" style:line-height-at-least="0.635cm" fo:orphans="2" fo:widows="2" fo:text-indent="0cm" style:auto-text-indent="false"/>
    </style:style>
    <style:style style:name="P21" style:family="paragraph" style:parent-style-name="Text_20_body" style:list-style-name="L5">
      <style:paragraph-properties fo:margin-left="0.635cm" fo:margin-right="0cm" fo:margin-top="0cm" fo:margin-bottom="0.635cm" style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e8e8e8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style:font-name="Google Sans" fo:font-size="15pt" fo:letter-spacing="normal" fo:font-weight="normal"/>
    </style:style>
    <style:style style:name="T3" style:family="text">
      <style:text-properties fo:font-variant="normal" fo:text-transform="none" style:font-name="Google Sans" fo:letter-spacing="normal" fo:font-weight="normal"/>
    </style:style>
    <style:style style:name="T4" style:family="text">
      <style:text-properties fo:font-variant="normal" fo:text-transform="none" style:text-line-through-style="none" style:text-line-through-type="none" style:font-name="arial" fo:font-size="10.5pt" fo:letter-spacing="normal" fo:font-weight="normal" style:text-blinking="fals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66478" style:font-size-asian="12pt" style:font-size-complex="12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letter-spacing="normal" fo:font-weight="normal" officeooo:rsid="00055013"/>
    </style:style>
    <style:style style:name="T13" style:family="text">
      <style:text-properties fo:font-variant="normal" fo:text-transform="none" fo:letter-spacing="normal" officeooo:rsid="00055013"/>
    </style:style>
    <style:style style:name="T14" style:family="text">
      <style:text-properties fo:font-variant="normal" fo:text-transform="none" fo:color="#222222" loext:opacity="100%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222222" loext:opacity="100%" style:font-name="apple-system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22222" loext:opacity="100%" style:font-name="apple-system" fo:font-size="12pt" fo:letter-spacing="normal" fo:font-style="normal" fo:font-weight="bold"/>
    </style:style>
    <style:style style:name="T17" style:family="text">
      <style:text-properties fo:font-variant="normal" fo:text-transform="none" fo:color="#222222" loext:opacity="100%" style:font-name="apple-system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222222" loext:opacity="100%" style:font-name="apple-system" fo:letter-spacing="normal" fo:font-style="normal" fo:font-weight="normal"/>
    </style:style>
    <style:style style:name="T19" style:family="text">
      <style:text-properties fo:font-variant="normal" fo:text-transform="none" fo:color="#222222" loext:opacity="100%" style:font-name="apple-system" fo:letter-spacing="normal" fo:font-style="normal" fo:font-weight="bold"/>
    </style:style>
    <style:style style:name="T20" style:family="text">
      <style:text-properties fo:font-variant="normal" fo:text-transform="none" fo:color="#222222" loext:opacity="100%" fo:letter-spacing="normal"/>
    </style:style>
    <style:style style:name="T21" style:family="text">
      <style:text-properties fo:font-variant="normal" fo:text-transform="none" fo:color="#222222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222222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222222" loext:opacity="100%" style:text-line-through-style="none" style:text-line-through-type="none" style:font-name="apple-system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222222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fo:color="#222222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222222" loext:opacity="100%" fo:font-size="12pt" fo:letter-spacing="normal" fo:font-style="normal" fo:font-weight="bold" style:font-size-asian="12pt" style:font-size-complex="12pt"/>
    </style:style>
    <style:style style:name="T27" style:family="text">
      <style:text-properties fo:font-variant="normal" fo:text-transform="none" fo:color="#222222" loext:opacity="100%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222222" loext:opacity="100%" style:font-name="Arial1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222222" loext:opacity="100%" style:font-name="Arial1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font-size="12pt" fo:letter-spacing="normal" fo:font-weight="normal" style:font-size-asian="12pt" style:font-size-complex="12pt"/>
    </style:style>
    <style:style style:name="T31" style:family="text">
      <style:text-properties fo:font-variant="normal" fo:text-transform="none" fo:color="#bdc1c6" loext:opacity="100%" style:font-name="arial" fo:font-size="10.5pt" fo:letter-spacing="normal" fo:font-weight="normal"/>
    </style:style>
    <style:style style:name="T32" style:family="text">
      <style:text-properties fo:font-variant="normal" fo:text-transform="none" fo:color="#bdc1c6" loext:opacity="100%" style:text-line-through-style="none" style:text-line-through-type="none" style:font-name="arial" fo:font-size="10.5pt" fo:letter-spacing="normal" fo:font-weight="normal" style:text-blinking="false"/>
    </style:style>
    <style:style style:name="T33" style:family="text">
      <style:text-properties fo:font-variant="normal" fo:text-transform="none" fo:color="#bdc1c6" loext:opacity="100%" fo:letter-spacing="normal"/>
    </style:style>
    <style:style style:name="T34" style:family="text">
      <style:text-properties fo:font-variant="normal" fo:text-transform="none" style:font-name="arial" fo:font-size="10.5pt" fo:letter-spacing="normal" fo:font-weight="normal"/>
    </style:style>
    <style:style style:name="T35" style:family="text">
      <style:text-properties fo:font-variant="normal" fo:text-transform="none" fo:color="#111111" loext:opacity="100%" style:font-name="arial" fo:font-size="10.5pt" fo:letter-spacing="normal" fo:font-weight="normal"/>
    </style:style>
    <style:style style:name="T36" style:family="text">
      <style:text-properties fo:font-variant="normal" fo:text-transform="none" fo:color="#111111" loext:opacity="100%" style:font-name="arial" fo:letter-spacing="normal" fo:font-weight="normal"/>
    </style:style>
    <style:style style:name="T37" style:family="text">
      <style:text-properties fo:font-variant="normal" fo:text-transform="none" fo:color="#111111" loext:opacity="100%" style:font-name="arial" fo:letter-spacing="normal" fo:font-weight="normal" style:font-size-asian="12pt"/>
    </style:style>
    <style:style style:name="T38" style:family="text">
      <style:text-properties fo:font-variant="normal" fo:text-transform="none" fo:color="#111111" loext:opacity="100%" fo:letter-spacing="normal"/>
    </style:style>
    <style:style style:name="T39" style:family="text">
      <style:text-properties fo:font-variant="normal" fo:text-transform="none" fo:color="#111111" loext:opacity="100%" fo:letter-spacing="normal" style:font-size-asian="12pt"/>
    </style:style>
    <style:style style:name="T40" style:family="text">
      <style:text-properties fo:font-variant="normal" fo:text-transform="none" fo:color="#111111" loext:opacity="100%" fo:letter-spacing="normal" fo:font-weight="normal" style:font-size-asian="12pt"/>
    </style:style>
    <style:style style:name="T41" style:family="text">
      <style:text-properties fo:font-variant="normal" fo:text-transform="none" fo:color="#111111" loext:opacity="100%" style:text-line-through-style="none" style:text-line-through-type="none" style:font-name="arial" fo:font-size="10.5pt" fo:letter-spacing="normal" fo:font-weight="normal" style:text-blinking="false"/>
    </style:style>
    <style:style style:name="T42" style:family="text">
      <style:text-properties fo:font-variant="normal" fo:text-transform="none" fo:color="#111111" loext:opacity="100%" style:text-line-through-style="none" style:text-line-through-type="none" style:font-name="arial" fo:letter-spacing="normal" fo:font-weight="normal" style:text-blinking="false"/>
    </style:style>
    <style:style style:name="T43" style:family="text">
      <style:text-properties fo:font-variant="normal" fo:text-transform="none" fo:color="#111111" loext:opacity="100%" style:text-line-through-style="none" style:text-line-through-type="none" style:font-name="arial" fo:letter-spacing="normal" fo:font-weight="normal" style:text-blinking="false" style:font-size-asian="12pt"/>
    </style:style>
    <style:style style:name="T44" style:family="text">
      <style:text-properties fo:font-variant="normal" fo:text-transform="none" fo:color="#111111" loext:opacity="100%" style:text-line-through-style="none" style:text-line-through-type="none" fo:letter-spacing="normal" fo:font-weight="normal" style:text-blinking="false" style:font-size-asian="12pt"/>
    </style:style>
    <style:style style:name="T45" style:family="text">
      <style:text-properties officeooo:rsid="00055013"/>
    </style:style>
    <style:style style:name="T46" style:family="text">
      <style:text-properties style:text-line-through-style="none" style:text-line-through-type="none" style:text-underline-style="none" fo:font-weight="normal" style:text-blinking="false"/>
    </style:style>
    <style:style style:name="T47" style:family="text">
      <style:text-properties fo:color="#111111" loext:opacity="100%"/>
    </style:style>
    <style:style style:name="T48" style:family="text">
      <style:text-properties fo:color="#111111" loext:opacity="100%" style:font-size-asian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COLA ESTADUAL ALBERTO VICENTE PEREIRA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ICHELLE SOARES NASCIMENTO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ORTAS EM REDES DE COMPUTARES 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Divisópolis-MG</text:p>
      <text:p text:style-name="P5"><text:s/>2024</text:p>
      <text:p text:style-name="P5"><text:span text:style-name="T1"/></text:p>
      <text:p text:style-name="P5"><text:span text:style-name="T1"/></text:p>
      <text:p text:style-name="P13"><text:soft-page-break/><text:span text:style-name="T8">INTRODUÇÃO <text:s/></text:span></text:p>
      <text:p text:style-name="P13"><text:span text:style-name="T8"/></text:p>
      <text:p text:style-name="P15"><text:span text:style-name="T40">Em redes de computadores, uma porta ou porto é um software de aplicação específica ou processo específico servindo de ponto final de comunicações em um sistema operacional hospedeiro de um computador. Uma porta tem associação com o endereço de IP do hospedeiro, assim como o tipo de protocolo usado para comunicação.</text:span></text:p>
      <text:p text:style-name="P8"><text:span text:style-name="T2"/></text:p>
      <text:p text:style-name="P7"><text:span text:style-name="T2"/></text:p>
      <text:p text:style-name="P9"><text:span text:style-name="T30"><text:s/></text:span></text:p>
      <text:p text:style-name="P12"><text:span text:style-name="T12"/></text:p>
      <text:p text:style-name="P14"><text:span text:style-name="T13"/></text:p>
      <text:h text:style-name="P2" text:outline-level="2">O que é uma porta?</text:h>
      <text:p text:style-name="P6"><text:span text:style-name="T18">Uma porta é um ponto virtual onde começam e terminam as conexões de rede. As portas são baseadas em software e gerenciadas por um sistema operacional de computador. Cada porta está associada a um processo ou serviço específico. As portas permitem que os computadores diferenciem facilmente entre diferentes tipos de tráfego: os e-mails vão para uma porta diferente daquela das páginas web, por exemplo, mesmo que ambas cheguem a um computador por meio da mesma conexão com a internet.</text:span> </text:p>
      <text:p text:style-name="P6"/>
      <text:h text:style-name="P2" text:outline-level="2">O que é um número de porta?</text:h>
      <text:p text:style-name="P6"><text:span text:style-name="T18">As portas são padronizadas em todos os dispositivos conectados à rede, com um número atribuído a cada porta. A maioria das portas são reservadas para determinados </text:span><text:a xlink:type="simple" xlink:href="https://www.cloudflare.com/learning/network-layer/what-is-a-protocol/" text:style-name="Internet_20_link" text:visited-style-name="Visited_20_Internet_20_Link"><text:span text:style-name="T46">protocolos</text:span></text:a><text:span text:style-name="T18">, como por exemplo, todas as mensagens do </text:span><text:a xlink:type="simple" xlink:href="https://www.cloudflare.com/learning/ddos/glossary/hypertext-transfer-protocol-http/" text:style-name="Internet_20_link" text:visited-style-name="Visited_20_Internet_20_Link"><text:span text:style-name="T46">Protocolo de Transferência de Hipertexto (HTTP)</text:span></text:a><text:span text:style-name="T20"> </text:span><text:span text:style-name="T18">são enviadas para a porta 80. Enquanto os </text:span><text:a xlink:type="simple" xlink:href="https://www.cloudflare.com/learning/dns/glossary/what-is-my-ip-address/" text:style-name="Internet_20_link" text:visited-style-name="Visited_20_Internet_20_Link"><text:span text:style-name="T46">endereços de IP</text:span></text:a><text:span text:style-name="T20"> </text:span><text:span text:style-name="T18">permitem que as mensagens sejam enviadas de e para dispositivos específicos, os números das portas permitem o direcionamento de serviços ou aplicativos específicos contidos nesses dispositivos.</text:span> </text:p>
      <text:h text:style-name="P1" text:outline-level="2"><text:bookmark text:name="Números_de_Portas_Comuns"/>N<text:span text:style-name="T45">ÚMERO DE PORTAS COMUNS: </text:span></text:h>
      <text:p text:style-name="P16">Os números de porta são divididos em três faixas: As portas bem conhecidas, os pontos registrados, e as portas dinâmicas ou privadas. As portas bem conhecidas são as de 0 a 1023. Os exemplos incluem:</text:p>
      <text:p text:style-name="P16"/>
      <text:list xml:id="list3097726151" text:style-name="L1">
        <text:list-item>
          <text:p text:style-name="P18"><text:span text:style-name="T6">20 e 21: </text:span><text:a xlink:type="simple" xlink:href="https://pt.wikipedia.org/wiki/File_Transfer_Protocol" text:style-name="Internet_20_link" text:visited-style-name="Visited_20_Internet_20_Link"><text:span text:style-name="T5">File Transfer Protocol</text:span></text:a><text:span text:style-name="T6"> (FTP)</text:span></text:p>
          <text:p text:style-name="P18"><text:span text:style-name="T6"/></text:p>
        </text:list-item>
        <text:list-item>
          <text:p text:style-name="P19"><text:span text:style-name="T6">22: </text:span><text:a xlink:type="simple" xlink:href="https://pt.wikipedia.org/wiki/Secure_Shell" text:style-name="Internet_20_link" text:visited-style-name="Visited_20_Internet_20_Link"><text:span text:style-name="T5">Secure Shell</text:span></text:a><text:span text:style-name="T6"> (SSH)</text:span></text:p>
          <text:p text:style-name="P19"><text:span text:style-name="T6"/></text:p>
        </text:list-item>
        <text:list-item>
          <text:p text:style-name="P19"><text:span text:style-name="T7">2</text:span><text:span text:style-name="T6">3: Telnet remote </text:span><text:a xlink:type="simple" xlink:href="https://pt.wikipedia.org/wiki/Login" text:style-name="Internet_20_link" text:visited-style-name="Visited_20_Internet_20_Link"><text:span text:style-name="T5">login</text:span></text:a><text:span text:style-name="T6"> service</text:span></text:p>
          <text:p text:style-name="P19"><text:span text:style-name="T6"/></text:p>
        </text:list-item>
        <text:list-item>
          <text:p text:style-name="P19"><text:span text:style-name="T6">25: </text:span><text:a xlink:type="simple" xlink:href="https://pt.wikipedia.org/wiki/Simple_Mail_Transfer_Protocol" text:style-name="Internet_20_link" text:visited-style-name="Visited_20_Internet_20_Link"><text:span text:style-name="T5">Simple Mail Transfer Protocol</text:span></text:a><text:span text:style-name="T6"> (SMTP)</text:span></text:p>
          <text:p text:style-name="P19"><text:span text:style-name="T6"/></text:p>
        </text:list-item>
        <text:list-item>
          <text:p text:style-name="P19"><text:span text:style-name="T6">53: </text:span><text:a xlink:type="simple" xlink:href="https://pt.wikipedia.org/wiki/Domain_Name_System" text:style-name="Internet_20_link" text:visited-style-name="Visited_20_Internet_20_Link"><text:span text:style-name="T5">Domain Name System</text:span></text:a><text:span text:style-name="T6"> (DNS) service</text:span></text:p>
        </text:list-item>
        <text:list-item>
          <text:p text:style-name="P19"><text:span text:style-name="T6"/></text:p>
        </text:list-item>
        <text:list-item>
          <text:p text:style-name="P19"><text:span text:style-name="T6">80: </text:span><text:a xlink:type="simple" xlink:href="https://pt.wikipedia.org/wiki/Hypertext_Transfer_Protocol" text:style-name="Internet_20_link" text:visited-style-name="Visited_20_Internet_20_Link"><text:span text:style-name="T5">Hypertext Transfer Protocol</text:span></text:a><text:span text:style-name="T6"> (HTTP) used in the World Wide Web</text:span></text:p>
          <text:p text:style-name="P19"><text:span text:style-name="T6"/></text:p>
        </text:list-item>
        <text:list-item>
          <text:p text:style-name="P19"><text:span text:style-name="T6">110: </text:span><text:a xlink:type="simple" xlink:href="https://pt.wikipedia.org/wiki/Post_Office_Protocol" text:style-name="Internet_20_link" text:visited-style-name="Visited_20_Internet_20_Link"><text:span text:style-name="T5">Post Office Protocol</text:span></text:a><text:span text:style-name="T6"> (POP3)</text:span></text:p>
          <text:p text:style-name="P19"><text:span text:style-name="T6"/></text:p>
        </text:list-item>
        <text:list-item>
          <text:p text:style-name="P19"><text:span text:style-name="T6">119: </text:span><text:a xlink:type="simple" xlink:href="https://pt.wikipedia.org/wiki/Network_News_Transfer_Protocol" text:style-name="Internet_20_link" text:visited-style-name="Visited_20_Internet_20_Link"><text:span text:style-name="T5">Network News Transfer Protocol</text:span></text:a><text:span text:style-name="T6"> (NNTP)</text:span></text:p>
          <text:p text:style-name="P19"><text:span text:style-name="T6"/></text:p>
        </text:list-item>
        <text:list-item>
          <text:p text:style-name="P19"><text:span text:style-name="T6">143: </text:span><text:a xlink:type="simple" xlink:href="https://pt.wikipedia.org/wiki/Internet_Message_Access_Protocol" text:style-name="Internet_20_link" text:visited-style-name="Visited_20_Internet_20_Link"><text:span text:style-name="T5">Internet Message Access Protocol</text:span></text:a><text:span text:style-name="T6"> (IMAP)</text:span></text:p>
          <text:p text:style-name="P19"><text:span text:style-name="T6"/></text:p>
        </text:list-item>
        <text:list-item>
          <text:p text:style-name="P19"><text:span text:style-name="T6">161: </text:span><text:a xlink:type="simple" xlink:href="https://pt.wikipedia.org/wiki/Simple_Network_Management_Protocol" text:style-name="Internet_20_link" text:visited-style-name="Visited_20_Internet_20_Link"><text:span text:style-name="T5">Simple Network Management Protocol</text:span></text:a><text:span text:style-name="T6"> (SNMP)</text:span></text:p>
          <text:p text:style-name="P19"><text:span text:style-name="T6"/></text:p>
        </text:list-item>
        <text:list-item>
          <text:p text:style-name="P19"><text:span text:style-name="T6">443: HTTP Secure (</text:span><text:a xlink:type="simple" xlink:href="https://pt.wikipedia.org/wiki/HTTPS" text:style-name="Internet_20_link" text:visited-style-name="Visited_20_Internet_20_Link"><text:span text:style-name="T5">HTTPS</text:span></text:a><text:span text:style-name="T6">)</text:span></text:p>
        </text:list-item>
      </text:list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h text:style-name="P3" text:outline-level="2"><text:soft-page-break/><text:span text:style-name="T9">Quais são os diferentes números de porta?</text:span></text:h>
      <text:p text:style-name="P17">Há 65.535 números de portas possíveis, embora nem todas sejam de uso comum. Algumas das portas mais utilizadas, juntamente com o protocolo de rede associado a elas, são:</text:p>
      <text:list xml:id="list2474169799" text:style-name="L5">
        <text:list-item>
          <text:p text:style-name="P21"><text:span text:style-name="Strong_20_Emphasis"><text:span text:style-name="T28">Portas 20 e 21:</text:span></text:span><text:span text:style-name="T29"> Protocolo de Transferência de Arquivos (FTP). O FTP se destina à transferência de arquivos entre um cliente e um servidor.</text:span></text:p>
        </text:list-item>
        <text:list-item>
          <text:p text:style-name="P21"><text:span text:style-name="Strong_20_Emphasis"><text:span text:style-name="T28">Porta 22:</text:span></text:span><text:span text:style-name="T29"> Secure Shell (SSH). O SSH é um dos muitos protocolos de </text:span><text:a xlink:type="simple" xlink:href="https://www.cloudflare.com/learning/network-layer/what-is-tunneling/" text:style-name="Internet_20_link" text:visited-style-name="Visited_20_Internet_20_Link"><text:span text:style-name="T25">tunelamento</text:span></text:a><text:span text:style-name="T29"> que criam conexões de rede seguras.</text:span></text:p>
        </text:list-item>
        <text:list-item>
          <text:p text:style-name="P21"><text:a xlink:type="simple" xlink:href="https://www.cloudflare.com/learning/email-security/smtp-port-25-587/" text:style-name="Internet_20_link" text:visited-style-name="Visited_20_Internet_20_Link"><text:span text:style-name="T25">Porta 25</text:span></text:a><text:span text:style-name="T29">: Historicamente, </text:span><text:a xlink:type="simple" xlink:href="https://www.cloudflare.com/learning/email-security/what-is-smtp/" text:style-name="Internet_20_link" text:visited-style-name="Visited_20_Internet_20_Link"><text:span text:style-name="T25">Simple Mail Transfer Protocol (SMTP)</text:span></text:a><text:span text:style-name="T29">. O SMTP é usado para </text:span><text:a xlink:type="simple" xlink:href="https://www.cloudflare.com/learning/email-security/what-is-email/" text:style-name="Internet_20_link" text:visited-style-name="Visited_20_Internet_20_Link"><text:span text:style-name="T25">e-mail</text:span></text:a><text:span text:style-name="T29">.</text:span></text:p>
        </text:list-item>
        <text:list-item>
          <text:p text:style-name="P21"><text:span text:style-name="Strong_20_Emphasis"><text:span text:style-name="T28">Porta 53:</text:span></text:span><text:span text:style-name="T29"> </text:span><text:a xlink:type="simple" xlink:href="https://www.cloudflare.com/learning/dns/what-is-dns/" text:style-name="Internet_20_link" text:visited-style-name="Visited_20_Internet_20_Link"><text:span text:style-name="T25">Domain Name System (DNS)</text:span></text:a><text:span text:style-name="T29">. DNS é um processo essencial para a internet moderna; ele combina </text:span><text:a xlink:type="simple" xlink:href="https://www.cloudflare.com/learning/dns/glossary/what-is-a-domain-name/" text:style-name="Internet_20_link" text:visited-style-name="Visited_20_Internet_20_Link"><text:span text:style-name="T25">nomes de domínio</text:span></text:a><text:span text:style-name="T29"> legíveis por seres humanos com endereços de IP legíveis por máquinas, permitindo que os usuários carreguem sites e aplicativos sem precisar memorizar uma longa lista de endereços de IP.</text:span></text:p>
        </text:list-item>
        <text:list-item>
          <text:p text:style-name="P21"><text:span text:style-name="Strong_20_Emphasis"><text:span text:style-name="T28">Porta 80:</text:span></text:span><text:span text:style-name="T29"> Protocolo de Transferência de Hipertexto (HTTP). O HTTP é o protocolo que torna a internet possível.</text:span></text:p>
        </text:list-item>
        <text:list-item>
          <text:p text:style-name="P21"><text:span text:style-name="Strong_20_Emphasis"><text:span text:style-name="T28">Porta 123:</text:span></text:span><text:span text:style-name="T29"> </text:span><text:a xlink:type="simple" xlink:href="https://blog.cloudflare.com/secure-time/" text:style-name="Internet_20_link" text:visited-style-name="Visited_20_Internet_20_Link"><text:span text:style-name="T25">Protocolo de Tempo de Rede (NTP)</text:span></text:a><text:span text:style-name="T29">. O NTP permite a sincronização entre os relógios de computador, um processo essencial para a </text:span><text:a xlink:type="simple" xlink:href="https://www.cloudflare.com/learning/ssl/what-is-encryption/" text:style-name="Internet_20_link" text:visited-style-name="Visited_20_Internet_20_Link"><text:span text:style-name="T25">criptografia</text:span></text:a><text:span text:style-name="T29">.</text:span></text:p>
        </text:list-item>
        <text:list-item>
          <text:p text:style-name="P21"><text:span text:style-name="Strong_20_Emphasis"><text:span text:style-name="T28">Porta 179:</text:span></text:span><text:span text:style-name="T29"> </text:span><text:a xlink:type="simple" xlink:href="https://www.cloudflare.com/learning/security/glossary/what-is-bgp/" text:style-name="Internet_20_link" text:visited-style-name="Visited_20_Internet_20_Link"><text:span text:style-name="T25">Border Gateway Protocol (BGP)</text:span></text:a><text:span text:style-name="T29">. O BGP é essencial para estabelecer rotas eficientes entre as grandes redes que compõem a internet (essas grandes redes são chamadas de </text:span><text:a xlink:type="simple" xlink:href="https://www.cloudflare.com/learning/network-layer/what-is-an-autonomous-system/" text:style-name="Internet_20_link" text:visited-style-name="Visited_20_Internet_20_Link"><text:span text:style-name="T25">sistemas autônomos</text:span></text:a><text:span text:style-name="T29">). Os sistemas autônomos utilizam o BGP para transmitir os endereços de IP que controlam.</text:span></text:p>
        </text:list-item>
        <text:list-item>
          <text:p text:style-name="P21"><text:span text:style-name="Strong_20_Emphasis"><text:span text:style-name="T28">Porta 443:</text:span></text:span><text:span text:style-name="T29"> </text:span><text:a xlink:type="simple" xlink:href="https://www.cloudflare.com/learning/ssl/what-is-https/" text:style-name="Internet_20_link" text:visited-style-name="Visited_20_Internet_20_Link"><text:span text:style-name="T25">HTTP Seguro (HTTPS)</text:span></text:a><text:span text:style-name="T29">. HTTPS é a versão segura e criptografada do HTTP. Todo o tráfego web HTTPS é encaminhado para a porta 443. Serviços de rede que usam HTTPS para criptografia, como o </text:span><text:a xlink:type="simple" xlink:href="https://www.cloudflare.com/learning/dns/dns-over-tls/" text:style-name="Internet_20_link" text:visited-style-name="Visited_20_Internet_20_Link"><text:span text:style-name="T25">DNS sobre HTTPS</text:span></text:a><text:span text:style-name="T29">, também se conectam a essa porta.</text:span></text:p>
        </text:list-item>
        <text:list-item>
          <text:p text:style-name="P21"><text:span text:style-name="Strong_20_Emphasis"><text:span text:style-name="T28">Porta 500:</text:span></text:span><text:span text:style-name="T29"> Protocolo ISAKMP (Internet Security Association and Key Management Protocol - ISAKMP), que faz parte do processo de configuração de conexões de </text:span><text:a xlink:type="simple" xlink:href="https://www.cloudflare.com/learning/network-layer/what-is-ipsec/" text:style-name="Internet_20_link" text:visited-style-name="Visited_20_Internet_20_Link"><text:span text:style-name="T25">IPsec</text:span></text:a><text:span text:style-name="T29"> seguras.</text:span></text:p>
        </text:list-item>
        <text:list-item>
          <text:p text:style-name="P21"><text:soft-page-break/><text:span text:style-name="Strong_20_Emphasis"><text:span text:style-name="T28">Porta 587:</text:span></text:span><text:span text:style-name="T29"> SMTP moderno e seguro que usa criptografia.</text:span></text:p>
        </text:list-item>
        <text:list-item>
          <text:p text:style-name="P21"><text:span text:style-name="Strong_20_Emphasis"><text:span text:style-name="T28">Porta 3389:</text:span></text:span><text:span text:style-name="T29"> </text:span><text:a xlink:type="simple" xlink:href="https://www.cloudflare.com/learning/access-management/what-is-the-remote-desktop-protocol/" text:style-name="Internet_20_link" text:visited-style-name="Visited_20_Internet_20_Link"><text:span text:style-name="T25">Protocolo de Desktop Remoto </text:span></text:a><text:span text:style-name="T29">(RDP). O RDP permite que os usuários se conectem remotamente a seus computadores desktop a partir de outro dispositivo.</text:span></text:p>
        </text:list-item>
      </text:list>
      <text:p text:style-name="P20"><text:span text:style-name="T29">A Autoridade para atribuição de números de Internet (IANA) mantém a </text:span><text:a xlink:type="simple" xlink:href="https://www.iana.org/assignments/service-names-port-numbers/service-names-port-numbers.xhtml" office:target-frame-name="_blank" xlink:show="new" text:style-name="Internet_20_link" text:visited-style-name="Visited_20_Internet_20_Link"><text:span text:style-name="T25">lista completa</text:span></text:a><text:span text:style-name="T29"> dos números de portas e dos protocolos atribuídos a elas.</text:span></text:p>
      <text:p text:style-name="P10"><text:span text:style-name="T10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9T21:23:28.729000000</meta:creation-date>
    <dc:date>2024-05-09T22:00:06.122000000</dc:date>
    <meta:editing-duration>PT5M15S</meta:editing-duration>
    <meta:editing-cycles>1</meta:editing-cycles>
    <meta:document-statistic meta:table-count="0" meta:image-count="0" meta:object-count="0" meta:page-count="7" meta:paragraph-count="49" meta:word-count="726" meta:character-count="4331" meta:non-whitespace-character-count="3665"/>
    <meta:generator>LibreOffice/7.2.3.2$Windows_X86_64 LibreOffice_project/d166454616c1632304285822f9c83ce2e660fd92</meta:generator>
  </office:meta>
</office:document-meta>
</file>